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urier 10 Pitch" officeooo:rsid="000c2e28" officeooo:paragraph-rsid="000c2e28"/>
    </style:style>
    <style:style style:name="P2" style:family="paragraph" style:parent-style-name="Standard">
      <style:paragraph-properties fo:text-align="end" style:justify-single-word="false"/>
      <style:text-properties style:font-name="Courier 10 Pitch" officeooo:rsid="000c2e28" officeooo:paragraph-rsid="000c2e28"/>
    </style:style>
    <style:style style:name="P3" style:family="paragraph" style:parent-style-name="Standard">
      <style:paragraph-properties fo:text-align="start" style:justify-single-word="false"/>
      <style:text-properties style:font-name="Courier 10 Pitch" officeooo:rsid="000c2e28" officeooo:paragraph-rsid="000c2e28"/>
    </style:style>
    <style:style style:name="P4" style:family="paragraph" style:parent-style-name="Standard">
      <style:paragraph-properties fo:text-align="start" style:justify-single-word="false"/>
      <style:text-properties style:font-name="Courier 10 Pitch" fo:font-weight="bold" officeooo:rsid="000c2e28" officeooo:paragraph-rsid="000c2e28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ourier 10 Pitch" fo:font-weight="bold" officeooo:rsid="00102694" officeooo:paragraph-rsid="00102694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ourier 10 Pitch" fo:font-weight="normal" officeooo:rsid="0011addb" officeooo:paragraph-rsid="0011addb" style:font-weight-asian="normal" style:font-weight-complex="normal"/>
    </style:style>
    <style:style style:name="T1" style:family="text">
      <style:text-properties officeooo:rsid="000e52c1"/>
    </style:style>
    <style:style style:name="T2" style:family="text">
      <style:text-properties officeooo:rsid="000f675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ason Cromer</text:p>
      <text:p text:style-name="P2">CSC 256-01</text:p>
      <text:p text:style-name="P2">2-21-16</text:p>
      <text:p text:style-name="P1">Assignment Three</text:p>
      <text:p text:style-name="P3"/>
      <text:p text:style-name="P4">Source Code:</text:p>
      <text:p text:style-name="P1"/>
      <text:p text:style-name="P3"><text:tab/><text:tab/><text:tab/>#iter<text:tab/><text:tab/>$s0</text:p>
      <text:p text:style-name="P3"><text:tab/><text:tab/><text:tab/>#max<text:tab/><text:tab/><text:tab/>$s1</text:p>
      <text:p text:style-name="P3"/>
      <text:p text:style-name="P3"><text:tab/><text:tab/><text:tab/>.data</text:p>
      <text:p text:style-name="P3">fizz:<text:tab/><text:tab/>.asciiz<text:tab/><text:tab/>"Fizz"</text:p>
      <text:p text:style-name="P3">buzz:<text:tab/><text:tab/>.asciiz<text:tab/><text:tab/>"Buzz"</text:p>
      <text:p text:style-name="P3">endl:<text:tab/><text:tab/>.asciiz<text:tab/><text:tab/>"\n"</text:p>
      <text:p text:style-name="P3"><text:tab/><text:tab/><text:tab/>.text</text:p>
      <text:p text:style-name="P3">main:<text:tab/><text:tab/>li<text:tab/><text:tab/><text:tab/>$s0,1<text:tab/><text:tab/>#i = 1</text:p>
      <text:p text:style-name="P3"><text:tab/><text:tab/><text:tab/>li<text:tab/><text:tab/><text:tab/>$s1,100<text:tab/><text:tab/>#max = 100</text:p>
      <text:p text:style-name="P3"/>
      <text:p text:style-name="P3"><text:tab/><text:tab/><text:tab/>bgt<text:tab/><text:tab/><text:tab/>$s0,$s1,exit<text:tab/>#for(i=1; i&lt;=max; i++)</text:p>
      <text:p text:style-name="P3">loop:<text:tab/><text:tab/>rem<text:tab/><text:tab/><text:tab/>$t0,$s0,3<text:tab/><text:tab/>#temp = i % 3</text:p>
      <text:p text:style-name="P3"><text:tab/><text:tab/><text:tab/>rem<text:tab/><text:tab/><text:tab/>$t1,$s0,5<text:tab/><text:tab/>#temp = i % 5</text:p>
      <text:p text:style-name="P3"/>
      <text:p text:style-name="P3"><text:tab/><text:tab/><text:tab/>bnez<text:tab/><text:tab/><text:tab/>$t0,if2<text:tab/><text:tab/><text:tab/>#if(i % 3 == 0)</text:p>
      <text:p text:style-name="P3"><text:tab/><text:tab/><text:tab/>li<text:tab/><text:tab/><text:tab/>$v0,4<text:tab/><text:tab/>#cout &lt;&lt; fizz</text:p>
      <text:p text:style-name="P3"><text:tab/><text:tab/><text:tab/>la<text:tab/><text:tab/><text:tab/>$a0,fizz <text:tab/><text:tab/>#</text:p>
      <text:p text:style-name="P3"><text:tab/><text:tab/><text:tab/>syscall<text:tab/><text:tab/><text:tab/><text:tab/><text:tab/>#</text:p>
      <text:p text:style-name="P3"/>
      <text:p text:style-name="P3">if2:<text:tab/><text:tab/><text:tab/>bnez<text:tab/><text:tab/><text:tab/>$t1,if3<text:tab/><text:tab/>#if(i % 5 == 0)</text:p>
      <text:p text:style-name="P3"><text:tab/><text:tab/><text:tab/>li<text:tab/><text:tab/><text:tab/>$v0,4<text:tab/><text:tab/>#cout &lt;&lt; buzz</text:p>
      <text:p text:style-name="P3"><text:tab/><text:tab/><text:tab/>la<text:tab/><text:tab/><text:tab/>$a0,buzz<text:tab/><text:tab/>#</text:p>
      <text:p text:style-name="P3"><text:tab/><text:tab/><text:tab/>syscall<text:tab/><text:tab/><text:tab/><text:tab/><text:tab/>#</text:p>
      <text:p text:style-name="P3"/>
      <text:p text:style-name="P3">if3:<text:tab/><text:tab/><text:tab/>beqz<text:tab/><text:tab/><text:tab/>$t0,prntln<text:tab/>#if($t0==0 || $t1==0)</text:p>
      <text:p text:style-name="P3"><text:tab/><text:tab/><text:tab/>bnez<text:tab/><text:tab/><text:tab/>$t1,else<text:tab/><text:tab/>#</text:p>
      <text:p text:style-name="P3"/>
      <text:p text:style-name="P3">prntln:<text:tab/><text:tab/>li<text:tab/><text:tab/><text:tab/>$v0,4<text:tab/><text:tab/>#cout &lt;&lt; endl</text:p>
      <text:p text:style-name="P3"><text:tab/><text:tab/><text:tab/>la<text:tab/><text:tab/><text:tab/>$a0, endl<text:tab/><text:tab/>#</text:p>
      <text:p text:style-name="P3"><text:tab/><text:tab/><text:tab/>syscall<text:tab/><text:tab/><text:tab/><text:tab/><text:tab/>#</text:p>
      <text:p text:style-name="P3"><text:tab/><text:tab/><text:tab/>j<text:tab/><text:tab/><text:tab/>incre<text:tab/><text:tab/>#skip else</text:p>
      <text:p text:style-name="P3"/>
      <text:p text:style-name="P3">else:<text:tab/><text:tab/>li<text:tab/><text:tab/><text:tab/>$v0,1<text:tab/><text:tab/>#cout &lt;&lt; i &lt;&lt; endl</text:p>
      <text:p text:style-name="P3"><text:tab/><text:tab/><text:tab/>move<text:tab/><text:tab/><text:tab/>$a0,$s0<text:tab/><text:tab/>#</text:p>
      <text:p text:style-name="P3"><text:tab/><text:tab/><text:tab/>syscall<text:tab/><text:tab/><text:tab/><text:tab/><text:tab/>#</text:p>
      <text:p text:style-name="P3"><text:tab/><text:tab/><text:tab/>li<text:tab/><text:tab/><text:tab/>$v0,4<text:tab/><text:tab/>#</text:p>
      <text:p text:style-name="P3"><text:tab/><text:tab/><text:tab/>la<text:tab/><text:tab/><text:tab/>$a0,endl<text:tab/><text:tab/>#</text:p>
      <text:p text:style-name="P3"><text:tab/><text:tab/><text:tab/>syscall<text:tab/><text:tab/><text:tab/><text:tab/><text:tab/><text:span text:style-name="T2">#</text:span></text:p>
      <text:p text:style-name="P3"/>
      <text:p text:style-name="P3"><text:soft-page-break/>incre:<text:tab/><text:tab/>addi<text:tab/><text:tab/><text:tab/>$s0,$s0,1<text:tab/><text:tab/>#i++</text:p>
      <text:p text:style-name="P3"><text:tab/><text:tab/><text:tab/>ble<text:tab/><text:tab/><text:tab/>$s0,$s1,loop<text:tab/>#restart loop</text:p>
      <text:p text:style-name="P3"/>
      <text:p text:style-name="P3">exit:<text:tab/><text:tab/>li<text:tab/><text:tab/><text:tab/>$v0, 10<text:tab/><text:tab/>#exit cleanly</text:p>
      <text:p text:style-name="P3"><text:tab/><text:tab/><text:tab/>syscall<text:tab/><text:tab/><text:tab/><text:tab/><text:tab/><text:span text:style-name="T1">#</text:span></text:p>
      <text:p text:style-name="P3"/>
      <text:p text:style-name="P3"/>
      <text:p text:style-name="P3"/>
      <text:p text:style-name="P3"/>
      <text:p text:style-name="P5">Output:</text:p>
      <text:p text:style-name="P5"/>
      <text:p text:style-name="P6">1</text:p>
      <text:p text:style-name="P6">2</text:p>
      <text:p text:style-name="P6">Fizz</text:p>
      <text:p text:style-name="P6">4</text:p>
      <text:p text:style-name="P6">Buzz</text:p>
      <text:p text:style-name="P6">Fizz</text:p>
      <text:p text:style-name="P6">7</text:p>
      <text:p text:style-name="P6">8</text:p>
      <text:p text:style-name="P6">Fizz</text:p>
      <text:p text:style-name="P6">Buzz</text:p>
      <text:p text:style-name="P6">11</text:p>
      <text:p text:style-name="P6">Fizz</text:p>
      <text:p text:style-name="P6">13</text:p>
      <text:p text:style-name="P6">14</text:p>
      <text:p text:style-name="P6">FizzBuzz</text:p>
      <text:p text:style-name="P6">16</text:p>
      <text:p text:style-name="P6">17</text:p>
      <text:p text:style-name="P6">Fizz</text:p>
      <text:p text:style-name="P6">19</text:p>
      <text:p text:style-name="P6">Buzz</text:p>
      <text:p text:style-name="P6">Fizz</text:p>
      <text:p text:style-name="P6">22</text:p>
      <text:p text:style-name="P6">23</text:p>
      <text:p text:style-name="P6">Fizz</text:p>
      <text:p text:style-name="P6">Buzz</text:p>
      <text:p text:style-name="P6">26</text:p>
      <text:p text:style-name="P6">Fizz</text:p>
      <text:p text:style-name="P6">28</text:p>
      <text:p text:style-name="P6">29</text:p>
      <text:p text:style-name="P6">FizzBuzz</text:p>
      <text:p text:style-name="P6">31</text:p>
      <text:p text:style-name="P6">32</text:p>
      <text:p text:style-name="P6">Fizz</text:p>
      <text:p text:style-name="P6">34</text:p>
      <text:p text:style-name="P6">Buzz</text:p>
      <text:p text:style-name="P6">Fizz</text:p>
      <text:p text:style-name="P6"><text:soft-page-break/>37</text:p>
      <text:p text:style-name="P6">38</text:p>
      <text:p text:style-name="P6">Fizz</text:p>
      <text:p text:style-name="P6">Buzz</text:p>
      <text:p text:style-name="P6">41</text:p>
      <text:p text:style-name="P6">Fizz</text:p>
      <text:p text:style-name="P6">43</text:p>
      <text:p text:style-name="P6">44</text:p>
      <text:p text:style-name="P6">FizzBuzz</text:p>
      <text:p text:style-name="P6">46</text:p>
      <text:p text:style-name="P6">47</text:p>
      <text:p text:style-name="P6">Fizz</text:p>
      <text:p text:style-name="P6">49</text:p>
      <text:p text:style-name="P6">Buzz</text:p>
      <text:p text:style-name="P6">Fizz</text:p>
      <text:p text:style-name="P6">52</text:p>
      <text:p text:style-name="P6">53</text:p>
      <text:p text:style-name="P6">Fizz</text:p>
      <text:p text:style-name="P6">Buzz</text:p>
      <text:p text:style-name="P6">56</text:p>
      <text:p text:style-name="P6">Fizz</text:p>
      <text:p text:style-name="P6">58</text:p>
      <text:p text:style-name="P6">59</text:p>
      <text:p text:style-name="P6">FizzBuzz</text:p>
      <text:p text:style-name="P6">61</text:p>
      <text:p text:style-name="P6">62</text:p>
      <text:p text:style-name="P6">Fizz</text:p>
      <text:p text:style-name="P6">64</text:p>
      <text:p text:style-name="P6">Buzz</text:p>
      <text:p text:style-name="P6">Fizz</text:p>
      <text:p text:style-name="P6">67</text:p>
      <text:p text:style-name="P6">68</text:p>
      <text:p text:style-name="P6">Fizz</text:p>
      <text:p text:style-name="P6">Buzz</text:p>
      <text:p text:style-name="P6">71</text:p>
      <text:p text:style-name="P6">Fizz</text:p>
      <text:p text:style-name="P6">73</text:p>
      <text:p text:style-name="P6">74</text:p>
      <text:p text:style-name="P6">FizzBuzz</text:p>
      <text:p text:style-name="P6">76</text:p>
      <text:p text:style-name="P6">77</text:p>
      <text:p text:style-name="P6">Fizz</text:p>
      <text:p text:style-name="P6">79</text:p>
      <text:p text:style-name="P6">Buzz</text:p>
      <text:p text:style-name="P6">Fizz</text:p>
      <text:p text:style-name="P6">82</text:p>
      <text:p text:style-name="P6">83</text:p>
      <text:p text:style-name="P6"><text:soft-page-break/>Fizz</text:p>
      <text:p text:style-name="P6">Buzz</text:p>
      <text:p text:style-name="P6">86</text:p>
      <text:p text:style-name="P6">Fizz</text:p>
      <text:p text:style-name="P6">88</text:p>
      <text:p text:style-name="P6">89</text:p>
      <text:p text:style-name="P6">FizzBuzz</text:p>
      <text:p text:style-name="P6">91</text:p>
      <text:p text:style-name="P6">92</text:p>
      <text:p text:style-name="P6">Fizz</text:p>
      <text:p text:style-name="P6">94</text:p>
      <text:p text:style-name="P6">Buzz</text:p>
      <text:p text:style-name="P6">Fizz</text:p>
      <text:p text:style-name="P6">97</text:p>
      <text:p text:style-name="P6">98</text:p>
      <text:p text:style-name="P6">Fizz</text:p>
      <text:p text:style-name="P6">Buzz</text:p>
      <text:p text:style-name="P6"/>
      <text:p text:style-name="P6">-- program is finished running 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on Cromer</meta:initial-creator>
    <meta:creation-date>2016-02-22T08:54:52.327346367</meta:creation-date>
    <dc:date>2016-02-22T09:01:19.521735611</dc:date>
    <dc:creator>Jason Cromer</dc:creator>
    <meta:editing-duration>PT6M24S</meta:editing-duration>
    <meta:editing-cycles>7</meta:editing-cycles>
    <meta:generator>LibreOffice/5.0.3.2$Linux_X86_64 LibreOffice_project/00m0$Build-2</meta:generator>
    <meta:document-statistic meta:table-count="0" meta:image-count="0" meta:object-count="0" meta:page-count="4" meta:paragraph-count="143" meta:word-count="259" meta:character-count="1282" meta:non-whitespace-character-count="980"/>
  </office:meta>
</office:document-meta>
</file>